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Arimo" svg:font-family="Arimo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size-asian="13pt" style:language-asian="ja" style:country-asian="JP" style:font-size-complex="13pt"/>
    </style:style>
    <style:style style:name="P2" style:family="paragraph" style:parent-style-name="Text_20_body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3" style:family="paragraph" style:parent-style-name="Text_20_body" style:list-style-name="L3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4" style:family="paragraph" style:parent-style-name="Text_20_body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#66ff66" style:font-size-asian="13pt" style:font-size-complex="13pt"/>
    </style:style>
    <style:style style:name="P5" style:family="paragraph" style:parent-style-name="Text_20_body" style:list-style-name="L1">
      <style:paragraph-properties fo:margin-top="0cm" fo:margin-bottom="0cm" fo:line-height="138%" fo:background-color="transparent" style:writing-mode="lr-tb">
        <style:background-image/>
      </style:paragraph-properties>
      <style:text-properties style:language-asian="ja" style:country-asian="JP"/>
    </style:style>
    <style:style style:name="P6" style:family="paragraph" style:parent-style-name="Text_20_body" style:list-style-name="L1">
      <style:paragraph-properties fo:margin-top="0cm" fo:margin-bottom="0cm" fo:line-height="138%" fo:background-color="transparent" style:writing-mode="lr-tb">
        <style:background-image/>
      </style:paragraph-properties>
      <style:text-properties fo:font-size="13pt" style:font-size-asian="13pt" style:font-size-complex="13pt"/>
    </style:style>
    <style:style style:name="P7" style:family="paragraph" style:parent-style-name="Text_20_body" style:list-style-name="L1">
      <style:paragraph-properties fo:margin-top="0cm" fo:margin-bottom="0cm" fo:line-height="138%" fo:background-color="transparent" style:writing-mode="lr-tb">
        <style:background-image/>
      </style:paragraph-properties>
      <style:text-properties fo:font-size="13pt" style:font-size-asian="13pt" style:language-asian="ja" style:country-asian="JP" style:font-size-complex="13p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#ffffcc" style:font-size-asian="14pt" style:font-size-complex="14p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3pt" fo:letter-spacing="normal" fo:font-style="normal" style:text-underline-style="none" fo:font-weight="normal" style:text-blinking="false" fo:background-color="transparent" style:font-size-asian="13pt" style:font-size-complex="13pt"/>
    </style:style>
    <style:style style:name="T1" style:family="text">
      <style:text-properties style:font-name="Arimo" fo:letter-spacing="normal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font-name="Arimo" fo:letter-spacing="normal" fo:font-style="italic" fo:font-weight="bold" style:font-name-asian="Arimo" style:font-style-asian="normal" style:font-weight-asian="normal" style:font-style-complex="italic" style:font-weight-complex="bold"/>
    </style:style>
    <style:style style:name="T3" style:family="text"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---------------------------------------------------------------------- [20190923_232249]</text:p>
      <text:p text:style-name="P9"><text:span text:style-name="T1">res free JVEMV6 52#7 34 / 52. </text:span><text:span text:style-name="T2">自然観察 </text:span><text:span text:style-name="T1">n.o. / 7. </text:span><text:span text:style-name="T2">鳥 </text:span><text:span text:style-name="T1">birds / 20190923_232249</text:span></text:p>
      <text:p text:style-name="P10"/>
      <text:list xml:id="list8980934307846179491" text:style-name="L1">
        <text:list-item>
          <text:p text:style-name="P5"><text:span text:style-name="T3">シジュウカラ</text:span></text:p>
          <text:list>
            <text:list-item>
              <text:p text:style-name="P6"><text:a xlink:type="simple" xlink:href="https://www.youtube.com/watch?v=sv4qnRHGM2w&amp;list=PLZe1Q2NRG8YX-J4C0uElJS8YkycJmuFJU&amp;index=13" text:style-name="Internet_20_link" text:visited-style-name="Visited_20_Internet_20_Link">https://www.youtube.com/watch?v=sv4qnRHGM2w&amp;list=PLZe1Q2NRG8YX-J4C0uElJS8YkycJmuFJU&amp;index=13</text:a></text:p>
            </text:list-item>
          </text:list>
        </text:list-item>
        <text:list-item>
          <text:p text:style-name="P7">カワラヒワ</text:p>
          <text:list>
            <text:list-item>
              <text:p text:style-name="P7"><text:a xlink:type="simple" xlink:href="https://www.youtube.com/watch?v=6_P_ksjabDw" text:style-name="Internet_20_link" text:visited-style-name="Visited_20_Internet_20_Link">https://www.youtube.com/watch?v=6_P_ksjabDw</text:a></text:p>
            </text:list-item>
            <text:list-item>
              <text:p text:style-name="P7">118_kawarahiwa_bc.mp3</text:p>
              <text:list>
                <text:list-item>
                  <text:p text:style-name="P7">2.060 – 2.817</text:p>
                  <text:list>
                    <text:list-item>
                      <text:p text:style-name="P7">キュ4イ5ーィ3</text:p>
                    </text:list-item>
                  </text:list>
                </text:list-item>
              </text:list>
            </text:list-item>
            <text:list-item>
              <text:p text:style-name="P7">44_kawarahiwa_bc.mp3</text:p>
              <text:list>
                <text:list-item>
                  <text:p text:style-name="P7">1.060 – 2.187</text:p>
                  <text:list>
                    <text:list-item>
                      <text:p text:style-name="P7">キ5キ5キ4キ4キ3キ3</text:p>
                    </text:list-item>
                  </text:list>
                </text:list-item>
                <text:list-item>
                  <text:p text:style-name="P7">2.347 – 3.693</text:p>
                  <text:list>
                    <text:list-item>
                      <text:p text:style-name="P7">キ5キ5キ5キ5キ5 – キ4キ4キ4キ4</text:p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2">[next]</text:p>
      <text:list xml:id="list4900968603787033216" text:style-name="L3">
        <text:list-item>
          <text:p text:style-name="P3">ANY</text:p>
        </text:list-item>
      </text:list>
      <text:p text:style-name="P2"/>
      <text:p text:style-name="P4">[/ 20190923_235207]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Arimo" svg:font-family="Arimo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9-23T23:53:55.85</meta:creation-date>
    <dc:date>2019-09-23T23:58:13.58</dc:date>
    <dc:creator>iwabuchi ken</dc:creator>
    <meta:editing-duration>PT4M17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1" meta:paragraph-count="17" meta:word-count="100" meta:character-count="479"/>
  </office:meta>
</office:document-meta>
</file>